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opperplate Gothic Bold" svg:font-family="'Copperplate Gothic Bold'" style:font-pitch="variable"/>
    <style:font-face style:name="Corbel" svg:font-family="Corbel" style:font-pitch="variable"/>
    <style:font-face style:name="DejaVu Sans1" svg:font-family="'DejaVu Sans'" style:font-pitch="variable"/>
    <style:font-face style:name="Verdana2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outline1">
      <style:graphic-properties fo:min-height="11.4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line-height="100%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85cm"/>
          <style:tab-stop style:position="29.942cm"/>
          <style:tab-stop style:position="29.946cm"/>
          <style:tab-stop style:position="29.95cm"/>
        </style:tab-stops>
      </style:paragraph-properties>
    </style:style>
    <style:style style:name="P3" style:family="paragraph">
      <style:paragraph-properties fo:line-height="100%" style:punctuation-wrap="hanging" style:line-break="strict"/>
    </style:style>
    <style:style style:name="P4" style:family="paragraph">
      <loext:graphic-properties draw:fill-color="#ffffff"/>
    </style:style>
    <style:style style:name="P5" style:family="paragraph">
      <style:text-properties style:font-name="Verdana1" fo:font-size="36pt" style:font-size-asian="36pt" style:font-size-complex="3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margin-left="0cm" fo:margin-right="0cm" fo:line-height="100%" fo:text-align="center" fo:text-indent="0cm" style:line-break="strict"/>
    </style:style>
    <style:style style:name="P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ccff66" fo:font-size="13pt" fo:font-weight="normal" style:font-size-asian="13pt" style:font-weight-asian="normal" style:font-size-complex="13pt" style:font-weight-complex="normal"/>
    </style:style>
    <style:style style:name="T3" style:family="text">
      <style:text-properties style:font-name="Corbel" fo:font-size="36pt" fo:language="en" fo:country="AU" style:font-size-asian="36pt" style:font-size-complex="36pt"/>
    </style:style>
    <style:style style:name="T4" style:family="text">
      <style:text-properties style:font-name="Verdana1" fo:font-size="36pt" fo:language="en" fo:country="AU" style:font-size-asian="36pt" style:font-size-complex="36pt"/>
    </style:style>
    <style:style style:name="T5" style:family="text">
      <style:text-properties style:font-name="Copperplate Gothic Bold" fo:font-size="32pt" fo:language="en" fo:country="AU" style:font-size-asian="32pt" style:font-size-complex="32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ffffff" fo:font-size="12pt" fo:language="en" fo:country="AU" style:font-size-asian="12pt" style:language-asian="en" style:country-asian="AU" style:font-size-complex="12pt" style:language-complex="en" style:country-complex="A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2.63cm" svg:x="0cm" svg:y="0.627cm" presentation:class="title" presentation:user-transformed="true">
          <draw:text-box>
            <text:p><text:span text:style-name="T1">Here I am Lord</text:span><text:span text:style-name="T1"><text:line-break/></text:span><text:span text:style-name="T2">(Daniel L Schutte)</text:span></text:p>
          </draw:text-box>
        </draw:frame>
        <draw:frame presentation:style-name="pr2" draw:layer="layout" svg:width="28cm" svg:height="11.7cm" svg:x="0cm" svg:y="3.9cm" presentation:class="outline">
          <draw:text-box>
            <text:p text:style-name="P2"><text:span text:style-name="T3"> </text:span><text:span text:style-name="T4">I, the Lord of sea and sky,</text:span></text:p>
            <text:p text:style-name="P3"><text:span text:style-name="T4">I have heard my people cry.</text:span><text:span text:style-name="T4"><text:line-break/></text:span><text:span text:style-name="T4">All who dwell in dark and sin,</text:span></text:p>
            <text:p text:style-name="P3"><text:span text:style-name="T4">My hand will save.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4" draw:text-style-name="P5" draw:layer="layout" svg:width="28cm" svg:height="11.7cm" svg:x="0cm" svg:y="3.9cm" presentation:class="outline">
          <draw:text-box>
            <text:p text:style-name="P3"><text:span text:style-name="T4">Here I am, Lord. Is it I, Lord?</text:span><text:span text:style-name="T4"><text:line-break/></text:span><text:span text:style-name="T4">I have heard you calling in the night.</text:span><text:span text:style-name="T4"><text:line-break/></text:span><text:span text:style-name="T4">I will go, Lord, if you lead me.</text:span><text:span text:style-name="T4"><text:line-break/></text:span><text:span text:style-name="T4">I will hold your people in my heart. <text:s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4" draw:text-style-name="P7" draw:layer="layout" svg:width="28cm" svg:height="11.7cm" svg:x="0cm" svg:y="3.9cm" presentation:class="outline">
          <draw:text-box>
            <text:p text:style-name="P3"><text:span text:style-name="T4">I, who made the stars of night,</text:span></text:p>
            <text:p text:style-name="P3"><text:span text:style-name="T4">I will make their darkness bright.</text:span><text:span text:style-name="T4"><text:line-break/></text:span><text:span text:style-name="T4">Who will bear my light to them?</text:span><text:span text:style-name="T4"><text:line-break/></text:span><text:span text:style-name="T4">Whom shall I send? </text:span></text:p>
            <text:p text:style-name="P3"><text:span text:style-name="T5"/></text:p>
            <text:p text:style-name="P3"><text:span text:style-name="T5"/></text:p>
            <text:list text:style-name="L2"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" draw:text-style-name="P5" draw:layer="layout" svg:width="28cm" svg:height="11.7cm" svg:x="0cm" svg:y="3.9cm" presentation:class="outline">
          <draw:text-box>
            <text:p text:style-name="P3"><text:span text:style-name="T4">Here I am, Lord. Is it I, Lord?</text:span><text:span text:style-name="T4"><text:line-break/></text:span><text:span text:style-name="T4">I have heard you calling in the night.</text:span><text:span text:style-name="T4"><text:line-break/></text:span><text:span text:style-name="T4">I will go, Lord, if you lead me.</text:span><text:span text:style-name="T4"><text:line-break/></text:span><text:span text:style-name="T4">I will hold your people in my heart. <text:s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" draw:layer="layout" svg:width="28cm" svg:height="11.7cm" svg:x="0cm" svg:y="3.9cm" presentation:class="outline">
          <draw:text-box>
            <text:p text:style-name="P3"><text:span text:style-name="T4">I, the Lord of snow and rain,</text:span><text:span text:style-name="T4"><text:line-break/></text:span><text:span text:style-name="T4">I have borne my people’s pain.</text:span><text:span text:style-name="T4"><text:line-break/></text:span><text:span text:style-name="T4">I have wept for love of them.</text:span><text:span text:style-name="T4"><text:line-break/></text:span><text:span text:style-name="T4">They turn away. 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" draw:layer="layout" svg:width="28cm" svg:height="11.7cm" svg:x="0cm" svg:y="3.9cm" presentation:class="outline">
          <draw:text-box>
            <text:p text:style-name="P3"><text:span text:style-name="T4">Here I am, Lord. Is it I, Lord?</text:span><text:span text:style-name="T4"><text:line-break/></text:span><text:span text:style-name="T4">I have heard you calling in the night.</text:span><text:span text:style-name="T4"><text:line-break/></text:span><text:span text:style-name="T4">I will go, Lord, if you lead me.</text:span><text:span text:style-name="T4"><text:line-break/></text:span><text:span text:style-name="T4">I will hold your people in my heart. <text:s/></text:span></text:p>
          </draw:text-box>
        </draw:frame>
        <draw:custom-shape draw:style-name="gr2" draw:text-style-name="P9" draw:layer="layout" svg:width="23cm" svg:height="1.782cm" svg:x="2.4cm" svg:y="13cm">
          <text:list text:style-name="L3">
            <text:list-header>
              <text:p text:style-name="P8"><text:span text:style-name="T7">“</text:span><text:span text:style-name="T7">Here I am Lord” words and music by Dan Schutte </text:span></text:p>
              <text:p text:style-name="P8"><text:span text:style-name="T7">© 1981 OCP Publications</text:span></text:p>
              <text:p text:style-name="P8"><text:span text:style-name="T7">Used by Permission. L'Sing #625620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opperplate Gothic Bold" svg:font-family="'Copperplate Gothic Bold'" style:font-pitch="variable"/>
    <style:font-face style:name="Corbel" svg:font-family="Corbel" style:font-pitch="variable"/>
    <style:font-face style:name="DejaVu Sans1" svg:font-family="'DejaVu Sans'" style:font-pitch="variable"/>
    <style:font-face style:name="Verdana2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3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6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86cm" fo:margin-right="0cm" fo:margin-top="0cm" fo:margin-bottom="0.374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9.7999992370605pt" fo:font-style="normal" fo:text-shadow="none" style:text-underline-style="none" fo:font-weight="normal" style:letter-kerning="true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703cm" fo:margin-right="0cm" fo:margin-top="0cm" fo:margin-bottom="0.297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.7000007629395pt" fo:font-style="normal" fo:text-shadow="none" style:text-underline-style="none" fo:font-weight="normal" style:font-name-asian="DejaVu Sans1" style:font-family-asian="'DejaVu Sans'" style:font-pitch-asian="variable" style:font-size-asian="25pt" style:font-style-asian="normal" style:font-weight-asian="normal" style:font-name-complex="DejaVu Sans1" style:font-family-complex="'DejaVu Sans'" style:font-pitch-complex="variable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62cm" fo:margin-right="0cm" fo:margin-top="0cm" fo:margin-bottom="0.224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8.2000007629395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671cm" fo:margin-right="0cm" fo:margin-top="0cm" fo:margin-bottom="0.148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72cm" fo:margin-right="0cm" fo:margin-top="0cm" fo:margin-bottom="0.07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72cm" fo:margin-right="0cm" fo:margin-top="0cm" fo:margin-bottom="0.07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72cm" fo:margin-right="0cm" fo:margin-top="0cm" fo:margin-bottom="0.07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72cm" fo:margin-right="0cm" fo:margin-top="0cm" fo:margin-bottom="0.07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72cm" fo:margin-right="0cm" fo:margin-top="0cm" fo:margin-bottom="0.07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66" style:text-outline="false" style:text-line-through-style="none" style:text-line-through-type="none" style:text-position="0% 100%" style:font-name="Verdana1" fo:font-family="Verdana" style:font-family-generic="swiss" style:font-pitch="variable" fo:font-size="38.7000007629395pt" fo:font-style="normal" fo:text-shadow="none" style:text-underline-style="none" fo:font-weight="bold" style:letter-kerning="true" style:font-name-asian="DejaVu Sans1" style:font-family-asian="'DejaVu Sans'" style:font-pitch-asian="variable" style:font-size-asian="40pt" style:font-style-asian="normal" style:font-weight-asian="bold" style:font-name-complex="DejaVu Sans1" style:font-family-complex="'DejaVu Sans'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8" style:family="presentation" style:parent-style-name="Title1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3%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4pt" fo:language="en" fo:country="AU" style:font-name-asian="DejaVu Sans1" style:font-size-asian="14pt" style:font-name-complex="DejaVu Sans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63cm" svg:x="0cm" svg:y="0.627cm" presentation:class="title" presentation:placeholder="true">
        <draw:text-box/>
      </draw:frame>
      <draw:frame presentation:style-name="Mpr1" draw:layer="backgroundobjects" svg:width="28cm" svg:height="11.7cm" svg:x="0cm" svg:y="3.9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office:forms form:automatic-focus="false" form:apply-design-mode="false"/>
      <draw:frame presentation:style-name="ChoirMass-title" draw:layer="backgroundobjects" svg:width="28cm" svg:height="2.63cm" svg:x="0cm" svg:y="0.627cm" presentation:class="title" presentation:placeholder="true">
        <draw:text-box/>
      </draw:frame>
      <draw:frame presentation:style-name="Mpr4" draw:layer="backgroundobjects" svg:width="28cm" svg:height="11.85cm" svg:x="0cm" svg:y="3.9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7.99cm" svg:height="2.622cm" svg:x="-0.001cm" svg:y="0.625cm" presentation:class="title" presentation:placeholder="true">
        <draw:text-box/>
      </draw:frame>
      <draw:frame presentation:style-name="Title1-outline1" draw:layer="backgroundobjects" svg:width="27.99cm" svg:height="9.126cm" svg:x="-0.001cm" svg:y="3.9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4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rect draw:style-name="Mgr3" draw:text-style-name="MP7" draw:layer="backgroundobjects" svg:width="21cm" svg:height="29.7cm" svg:x="0cm" svg:y="0cm">
          <text:p/>
        </draw:rect>
        <draw:custom-shape draw:style-name="Mgr4" draw:text-style-name="MP8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6cm" svg:height="11.128cm" svg:x="3.072cm" svg:y="2.256cm" presentation:class="page"/>
        <draw:frame presentation:style-name="Title1-notes" draw:layer="backgroundobjects" svg:width="16.79cm" svg:height="13.354cm" svg:x="2.098cm" svg:y="14.106cm" presentation:class="notes" presentation:placeholder="true">
          <draw:text-box/>
        </draw:frame>
        <draw:frame presentation:style-name="Mpr8" draw:text-style-name="MP10" draw:layer="backgroundobjects" svg:width="9.1cm" svg:height="1.474cm" svg:x="-0.001cm" svg:y="-0.001cm" presentation:class="header">
          <draw:text-box>
            <text:list text:style-name="ML5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9" draw:text-style-name="MP12" draw:layer="backgroundobjects" svg:width="9.1cm" svg:height="1.474cm" svg:x="11.884cm" svg:y="-0.001cm" presentation:class="date-time">
          <draw:text-box>
            <text:list text:style-name="ML5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frame presentation:style-name="Mpr10" draw:text-style-name="MP10" draw:layer="backgroundobjects" svg:width="9.1cm" svg:height="1.474cm" svg:x="-0.001cm" svg:y="28.213cm" presentation:class="footer">
          <draw:text-box>
            <text:list text:style-name="ML5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11" draw:text-style-name="MP12" draw:layer="backgroundobjects" svg:width="9.1cm" svg:height="1.474cm" svg:x="11.884cm" svg:y="28.213cm" presentation:class="page-number">
          <draw:text-box>
            <text:list text:style-name="ML5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6-08-20T12:49:23.826123581</dc:date>
    <meta:editing-duration>PT3H38M21S</meta:editing-duration>
    <meta:editing-cycles>37</meta:editing-cycles>
    <meta:generator>LibreOffice/5.1.4.2$Linux_X86_64 LibreOffice_project/10m0$Build-2</meta:generator>
    <meta:document-statistic meta:object-count="64"/>
  </office:meta>
</office:document-meta>
</file>